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4cm" svg:height="1.5cm" svg:x="10cm" svg:y="14.5cm">
          <text:p text:style-name="P1">TCompon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4cm" svg:height="1.5cm" svg:x="12.5cm" svg:y="19.5cm">
          <text:p text:style-name="P1">TShipPart(s)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5cm" svg:y1="19.5cm" svg:x2="12cm" svg:y2="16cm" draw:start-shape="id1" draw:end-shape="id2" svg:d="m14500 19500v-1750h-2500v-1750">
          <text:p text:style-name="P1"><text:span text:style-name="T1">Component is </text:span></text:p>
          <text:p text:style-name="P1"><text:span text:style-name="T1">a ship part instance</text:span></text:p>
        </draw:connector>
        <draw:custom-shape draw:style-name="gr3" draw:text-style-name="P1" draw:id="id8" draw:layer="layout" svg:width="5cm" svg:height="2cm" svg:x="2.5cm" svg:y="24cm">
          <text:p text:style-name="P1">Shipmodels.xml</text:p>
          <text:p text:style-name="P1"><text:span text:style-name="T1">Predefined ship model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10" draw:layer="layout" svg:width="5cm" svg:height="2.5cm" svg:x="14cm" svg:y="23.5cm">
          <text:p text:style-name="P1">Commodities.xml</text:p>
          <text:p text:style-name="P1"><text:span text:style-name="T1">All hulls and other </text:span></text:p>
          <text:p text:style-name="P1"><text:span text:style-name="T1">ship par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svg:x1="12cm" svg:y1="14.5cm" svg:x2="6.75cm" svg:y2="11cm" draw:start-shape="id2" draw:end-shape="id3" draw:end-glue-point="2" svg:d="m12000 14500v-1750h-5250v-1750">
          <text:p text:style-name="P1"><text:span text:style-name="T1">Components are </text:span></text:p>
          <text:p text:style-name="P1"><text:span text:style-name="T1">loaded into slots</text:span></text:p>
        </draw:connector>
        <draw:connector draw:style-name="gr2" draw:text-style-name="P2" draw:layer="layout" svg:x1="14cm" svg:y1="9.75cm" svg:x2="9.258cm" svg:y2="8.815cm" draw:start-shape="id4" draw:end-shape="id5" svg:d="m14000 9750h-2371v-935h-2371">
          <text:p text:style-name="P2">Create hull instance</text:p>
          <text:p text:style-name="P2"><text:s/>from proto</text:p>
        </draw:connector>
        <draw:custom-shape draw:style-name="gr1" draw:text-style-name="P1" draw:id="id4" draw:layer="layout" svg:width="5cm" svg:height="2.5cm" svg:x="14cm" svg:y="8.5cm">
          <text:p text:style-name="P1">THullPrototype(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5.5cm" svg:y="7.5cm">
          <text:p text:style-name="P1">TSlot(s)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6.5cm" svg:height="5.5cm" svg:x="2.5cm" svg:y="3cm">
          <text:p text:style-name="P1">TShip(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" draw:layer="layout" svg:width="4.5cm" svg:height="2.5cm" svg:x="4.758cm" svg:y="7.565cm">
          <text:p text:style-name="P1">TH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2.5cm" svg:height="1.5cm" svg:x="5.5cm" svg:y="9.5cm">
          <text:p text:style-name="P1">TSlot(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2cm" svg:x1="4.25cm" svg:y1="19cm" svg:x2="2.5cm" svg:y2="5.75cm" draw:start-shape="id6" draw:start-glue-point="0" draw:end-shape="id7" draw:end-glue-point="3" svg:d="m4250 19000v-3250h-2250v-10000h500">
          <text:p text:style-name="P1"><text:span text:style-name="T1">A ship instance can be</text:span></text:p>
          <text:p text:style-name="P1"><text:span text:style-name="T1">built from a ship model,</text:span></text:p>
          <text:p text:style-name="P1"><text:span text:style-name="T1">but ships can also be</text:span></text:p>
          <text:p text:style-name="P1"><text:span text:style-name="T1">custom-built</text:span></text:p>
        </draw:connector>
        <draw:g>
          <draw:custom-shape draw:style-name="gr5" draw:text-style-name="P1" draw:id="id6" draw:layer="layout" svg:width="4.5cm" svg:height="2.5cm" svg:x="2cm" svg:y="19cm">
            <text:p text:style-name="P1">TShipmodel(s)</text:p>
            <draw:enhanced-geometry svg:viewBox="0 0 21600 21600" draw:type="rectangle" draw:enhanced-path="M 0 0 L 21600 0 21600 21600 0 21600 0 0 Z N"/>
          </draw:custom-shape>
          <draw:custom-shape draw:style-name="gr5" draw:text-style-name="P3" draw:id="id9" draw:layer="layout" svg:width="4.5cm" svg:height="1.5cm" svg:x="4.5cm" svg:y="20.5cm">
            <text:p text:style-name="P3"><text:span text:style-name="T2">TShipmodelPart(s)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svg:x1="5cm" svg:y1="24cm" svg:x2="4.25cm" svg:y2="21.5cm" draw:start-shape="id8" draw:end-shape="id6" svg:d="m5000 24000v-1250h-750v-1250">
          <text:p/>
        </draw:connector>
        <draw:connector draw:style-name="gr7" draw:text-style-name="P1" draw:layer="layout" svg:x1="12.5cm" svg:y1="20.25cm" svg:x2="9cm" svg:y2="21.25cm" draw:start-shape="id1" draw:end-shape="id9" draw:end-glue-point="1" svg:d="m12500 20250h-1750v1000h-1750">
          <text:p/>
        </draw:connector>
        <draw:connector draw:style-name="gr8" draw:text-style-name="P1" draw:layer="layout" svg:x1="16.5cm" svg:y1="23.5cm" svg:x2="14.5cm" svg:y2="21cm" draw:start-shape="id10" draw:end-shape="id1" svg:d="m16500 23500v-1250h-2000v-1250">
          <text:p/>
        </draw:connector>
        <draw:connector draw:style-name="gr8" draw:text-style-name="P1" draw:layer="layout" svg:x1="19cm" svg:y1="24.749cm" svg:x2="19cm" svg:y2="9.75cm" draw:start-shape="id10" draw:start-glue-point="7" draw:end-shape="id4" svg:d="m19000 24749h501v-14999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Pakkanen</meta:initial-creator>
    <meta:creation-date>2009-03-28T22:17:50.45</meta:creation-date>
    <dc:date>2009-03-28T23:23:11.79</dc:date>
    <dc:creator>Jussi Pakkanen</dc:creator>
    <meta:editing-duration>PT01H04M48S</meta:editing-duration>
    <meta:editing-cycles>15</meta:editing-cycles>
    <meta:generator>OpenOffice.org/3.0$Win32 OpenOffice.org_project/300m15$Build-9379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